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Segoe UI" svg:font-family="'Segoe UI'"/>
    <style:font-face style:name="apple-system" svg:font-family="apple-system, BlinkMacSystemFont, 'Segoe UI', Helvetica, Arial, sans-serif, 'Apple Color Emoji', 'Segoe UI Emoj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Heading_20_1">
      <style:paragraph-properties fo:text-align="center" style:justify-single-word="false"/>
    </style:style>
    <style:style style:name="T1" style:family="text">
      <style:text-properties officeooo:rsid="00013919"/>
    </style:style>
    <style:style style:name="T2" style:family="text">
      <style:text-properties officeooo:rsid="00024cb0"/>
    </style:style>
    <style:style style:name="T3" style:family="text">
      <style:text-properties officeooo:rsid="000323a2"/>
    </style:style>
    <style:style style:name="T4" style:family="text">
      <style:text-properties officeooo:rsid="00042b72"/>
    </style:style>
    <style:style style:name="T5" style:family="text">
      <style:text-properties officeooo:rsid="0004ffea"/>
    </style:style>
    <style:style style:name="T6" style:family="text">
      <style:text-properties officeooo:rsid="00050f7d"/>
    </style:style>
    <style:style style:name="T7" style:family="text">
      <style:text-properties officeooo:rsid="00054a64"/>
    </style:style>
    <style:style style:name="T8" style:family="text">
      <style:text-properties officeooo:rsid="000706fd"/>
    </style:style>
    <style:style style:name="T9" style:family="text">
      <style:text-properties officeooo:rsid="000816bc"/>
    </style:style>
    <style:style style:name="T10" style:family="text">
      <style:text-properties officeooo:rsid="0008ac2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Kullanılan Ürünler</text:h>
      <text:h text:style-name="Heading_20_2" text:outline-level="2">Genel Kriterler:</text:h>
      <text:p text:style-name="Text_20_body"><text:span text:style-name="T5"><text:tab/>Aşağıdaki kriterler </text:span><text:span text:style-name="T6">veritabanı sağlayıcısı hariç tüm </text:span><text:span text:style-name="T5">ürün seçimlerinde ilk kriterler olarak gözetilmiştir. Bu kriterleri sağlamayan hiçbir ürün dikkate alınmamıştır.</text:span></text:p>
      <text:list xml:id="list2723904859" text:style-name="L1">
        <text:list-item>
          <text:p text:style-name="P1">Açık kaynak kodlu olması.</text:p>
        </text:list-item>
        <text:list-item>
          <text:p text:style-name="P1">Ürün lisansının doğrudan ilgili ürünü servis olarak sunmak dışında ticari kullanıma izin vermesi.</text:p>
        </text:list-item>
      </text:list>
      <text:h text:style-name="Heading_20_3" text:outline-level="3">Framework Seçimi:</text:h>
      <text:p text:style-name="Text_20_body"><text:span text:style-name="T1"><text:tab/>Uygulamanın ana framework’ü olarak LTS (Life Time Support) sürümü olmamasına rağmen .NET 5.0 kullanılmıştır. Bunun en büyük sebebi Microsoft ve bağımsız pek çok araştırmacı tarafından yapılan benchmark testlerinde .NET 5.0’in en güncel .NET LTS sürümü olan </text:span><text:span text:style-name="T2">Core</text:span><text:span text:style-name="T1"> 3.1’den pek çok alanda açık ara farkla performanslı olmasıdır. .NET 6.0 projenin mimarisine karar verildiği zamanda henüz Release Candidate aşamasına dahi gelemediği için değerlendirmeye alınmamıştır.</text:span></text:p>
      <text:h text:style-name="Heading_20_3" text:outline-level="3">Veritabanı Seçimi:</text:h>
      <text:p text:style-name="Text_20_body"><text:span text:style-name="T1"><text:tab/></text:span><text:span text:style-name="T3">Uygulamadaki anlık transaction ve toplam kayıt sayısının RDBMS çözümlerinin karşılayamayacağı boyutlarda olması beklenmediği için RDBMS bir veritabanı seçilmiştir. </text:span><text:span text:style-name="T2">Veritabanı sağlayıcısı olarak </text:span><text:span text:style-name="T1">.</text:span><text:span text:style-name="T2">NET ekosistemi ve seçilen ORM çözümü Entity Framework ile out-of-the-box olarak en az özel müdahaleye gerek duyarak çalışan SQL</text:span><text:span text:style-name="T1"> </text:span><text:span text:style-name="T2">Server seçilmiştir. Mimariye karar verildiği esnadaki en güncel </text:span><text:span text:style-name="T8">stabil </text:span><text:span text:style-name="T7">sürüm</text:span><text:span text:style-name="T2"> olan SQL Server 2019 kullanılmıştır.</text:span></text:p>
      <text:h text:style-name="Heading_20_3" text:outline-level="3">ORM Seçimi:</text:h>
      <text:p text:style-name="Text_20_body"><text:span text:style-name="T2"><text:tab/>Uygulamayı seçilen veritabanından ve veri depolama işlemlerinden tamamen bağımsız hâle getirebilmek adına Dapper gibi sadece object-relation ilişkisi kuran bir </text:span><text:span text:style-name="T6">Micro-</text:span><text:span text:style-name="T2">ORM değil LINQ2SQL gibi çözümlerle veritabanını tamamen soyutlayan bir ORM kullanılma kararı alınmıştır. Bu tipteki ORMler arasından da performans, dökümantasyon desteği, kullanım sıklığı ve out-of-the-box kullanım kolaylığı metrikleri gözetilerek Entity Framework seçilmiştir. Mimariye karar verildiği esnadaki en güncel </text:span><text:span text:style-name="T8">stabil </text:span><text:span text:style-name="T7">sürüm</text:span><text:span text:style-name="T2"> olan EF Core 5 kullanılmıştır.</text:span></text:p>
      <text:h text:style-name="Heading_20_3" text:outline-level="3">Gateway Seçimi:</text:h>
      <text:p text:style-name="Text_20_body"><text:span text:style-name="T4"><text:tab/>Hem iç mikroservislerin dış dünyaya kapalı hâle getirilmesi hem de BFF çözümü olarak hizmet verebilmesi için uygulamada bir Gateway kullanılmasına ve clientların uygulamaya bu Gateway üzerinden erişmesine karar verilmiştir. Gateway çözümleri arasından merkezi auth desteği, request aggregation ve koda dokunmadan configlerle routing/auth ayarlamaları yapılamayan çözümler değerlendirmeye alınmamıştır. Bu kriterleri sağlayan çözümler arasından dökümantasyon desteği, </text:span><text:soft-page-break/><text:span text:style-name="T4">kullanım sıklığı ve out-of-the-box kullanım kolaylığı metrikleri gözetilerek Ocelot seçilmiştir. </text:span><text:span text:style-name="T5">Mimariye karar verildiği esnadaki en güncel </text:span><text:span text:style-name="T8">stabil </text:span><text:span text:style-name="T7">sürüm</text:span><text:span text:style-name="T5"> olan Ocelot 17 kullanılmıştır.</text:span></text:p>
      <text:h text:style-name="Heading_20_3" text:outline-level="3">Message Broker Seçimi:</text:h>
      <text:p text:style-name="Text_20_body"><text:span text:style-name="T2"><text:tab/></text:span><text:span text:style-name="T4">Message Broker seçiminde ilk kriter olarak haberleşme protokolünde AMQP gibi standart bir protokol kullanılmasını değerlendirmeye aldım. Kullanılan Broker değiştirilmek istendiğinde standart dışı özel protokol kullanan bir ürünü değiştirmek için uygulamanın Broker ile olan haberleşme yöntemlerini de değiştirmek gerekeceği için Kafka gibi özel protokoller kullanan Brokerlar değerlendirmeye alınmamıştır. AMQP protokolüne destek veren Brokerlar arasından uygulamada beklenen mesaj yoğunluğu, performans, dökümantasyon desteği, kullanım sıklığı </text:span><text:span text:style-name="T6">ve </text:span><text:span text:style-name="T4">out-of-the-box kullanım kolaylığı metrikleri gözetilerek RabbitMQ seçilmiştir. Mimariye karar verildiği esnadaki en güncel </text:span><text:span text:style-name="T8">stabil </text:span><text:span text:style-name="T7">sürüm</text:span><text:span text:style-name="T4"> olan RabbitMQ 3 kullanılmıştır.</text:span></text:p>
      <text:h text:style-name="Heading_20_3" text:outline-level="3">Loglama Seçimi:</text:h>
      <text:p text:style-name="Text_20_body"><text:span text:style-name="T4"><text:tab/></text:span><text:span text:style-name="T5">Tüm mikroservis ve background workerların loglarının merkezi tek noktadan görüntülenebilmesi için merkezi bir loglama sunucusu kullanılmasına karar verilmiştir. </text:span><text:span text:style-name="T6">Ürün değişiminin uygulamayı etkilememesi adına UDP protokolünü desteklemeyen ve .NET 5 içerisindeki standart ILogger interfacei dışında kod kullanımı gerektiren ürünler dikkate alınmamıştır. Bu kriterleri sağlayan merkezi loglama ürünleri arasından uygulamanın üreteceği log yoğunluğu, performans, dahili ya da üçüncü parti monitoring uygulamalarının kullanım kolaylığı, dökümantasyon desteği, kullanım sıklığı ve </text:span><text:span text:style-name="T4">out-of-the-box kullanım kolaylığı </text:span><text:span text:style-name="T6">metrikleri gözetilerek Graylog seçilmiştir. Mimariye karar verildiği esnadaki en güncel </text:span><text:span text:style-name="T8">stabil </text:span><text:span text:style-name="T7">sürüm</text:span><text:span text:style-name="T6"> olan Graylog 4.1 kullanılmıştır. Graylog’un bağımlılıkları olmasından dolayı projeye MongoDB 4.2 ve ElasticSearch 7.10.2 dahil edilmiştir.</text:span></text:p>
      <text:h text:style-name="Heading_20_3" text:outline-level="3">LDAP İmplementasyonu Seçimi:</text:h>
      <text:p text:style-name="Text_20_body"><text:tab/>Dökümantasyon desteği, kullanım sıklığı ve kullanım kolaylığı metrikleri gözetilerek OpenLDAP isimli implementasyon seçilmiştir.</text:p>
      <text:p text:style-name="Text_20_body"><text:tab/><text:span text:style-name="T7">OpenLDAP’ın kendisi bir docker image sağlamadığı için üçüncü parti bir docker image seçilmiştir. Dökümantason desteği ve kullanım sıklığı metrikleri gözetilerek osixia/openldap ( </text:span><text:a xlink:type="simple" xlink:href="https://github.com/osixia/docker-openldap" text:style-name="Internet_20_link" text:visited-style-name="Visited_20_Internet_20_Link"><text:span text:style-name="T7">https://github.com/osixia/docker-openldap</text:span></text:a><text:span text:style-name="T7"> ) projesi seçilmiştir.</text:span></text:p>
      <text:p text:style-name="Text_20_body"><text:tab/><text:span text:style-name="T8">Directory yönetim önyüzü olarak 3. parti bir çözüm kullanılmasına karar verilmiştir. Kullanım kolaylığı, dökümantasyon desteği, kullanım sıklığı ve kurulum kolaylığı metrikleri göze alındığında seçilen osixia docker image’ının da destek verdiği phpLDAPadmin ürünü kullanılmıştır.</text:span></text:p>
      <text:h text:style-name="Heading_20_3" text:outline-level="3">Cache Seçimi:</text:h>
      <text:p text:style-name="Text_20_body"><text:span text:style-name="T7"><text:tab/>Scaling kapsamında load balancer + N adet container yoluna gidilebileceği için cache çözümü olarak distributed cache kullanılmasına karar verilmiştir. Uygulamanın ihtiyacı olan veri tiplerine destek, performans, dökümantasyon desteği, kullanım sıklığı ve out-of-the-box kullanım kolaylığı </text:span><text:soft-page-break/><text:span text:style-name="T7">metrikleri gözetilerek Redis seçilmiştir. Mimariye karar verildiği esnadaki en güncel </text:span><text:span text:style-name="T8">stabil </text:span><text:span text:style-name="T7">sürüm olan Redis 6.2 </text:span><text:span text:style-name="T8">kullanılmııştır.</text:span></text:p>
      <text:p text:style-name="Text_20_body"><text:tab/><text:span text:style-name="T8">Cache yönetim önyüzü olarak 3. parti bir çözüm kullanılmasına karar verilmiştir. Kullanım kolaylığı, dökümantasyon desteği, kullanım sıklığı ve kurulum kolaylığı metirkleri göze alınarak Redis Commander ürünü seçilmiştir.</text:span></text:p>
      <text:h text:style-name="Heading_20_3" text:outline-level="3">Birim Test Frameworkü Seçimi:</text:h>
      <text:p text:style-name="Text_20_body"><text:tab/>Visual Studio 2019 Test Explorer ekranına ve Fixture yapısına destek vermeyen frameworkler değerlendirmeye alınmamıştır. Kriterleri sağlayan frameworkler arasından dökümantasyon desteği, kullanım sıklığı ve kullanım kolaylığı metrikleri gözetilerek NUnit seçilmiştir. Mimariye karar verildiği esnadaki en güncel sürüm olan NUnit 3.13.1 kullanılmıştır.</text:p>
      <text:p text:style-name="Text_20_body"/>
      <text:h text:style-name="P2" text:outline-level="1">.<text:span text:style-name="T10">NET Standart Kütüphanesi</text:span> Dışı Kullanılan 3. Parti Kütüphaneler</text:h>
      <text:h text:style-name="Heading_20_3" text:outline-level="3">AsyncEnumerator:</text:h>
      <text:p text:style-name="Text_20_body"><text:tab/>.NET 5 içerisindeki Parallel.ForEach metodu lambda fonksiyonun async olmasına izin vermediği için bu desteği sağlayan AsyncEnumerator kütüphanesi kullanılmıştır.</text:p>
      <text:h text:style-name="Heading_20_3" text:outline-level="3">AutoMapper:</text:h>
      <text:p text:style-name="Text_20_body"><text:tab/>Basit obje dönüşümleri için kod yazmamak adına kullanım sıklığı ve dökümantasyon desteği metrikleri gözetilerek AutoMapper kütüphanesi kullanılmıştır.</text:p>
      <text:h text:style-name="Heading_20_3" text:outline-level="3">Gelf.Extensions.Logging:</text:h>
      <text:p text:style-name="Text_20_body"><text:tab/><text:span text:style-name="T9">Graylog bağlantısını kurmak adına dökümantasyon desteği ve kullanım sıklığı metrikleri gözetilerek GELF APIları içeren Gelf.Extensions.Logging kütüphanesi kullanılmıştır.</text:span></text:p>
      <text:h text:style-name="Heading_20_3" text:outline-level="3">Newtonsoft.Json:</text:h>
      <text:p text:style-name="Text_20_body"><text:tab/><text:span text:style-name="T9">Standart JSON Serializera kıyasla daha performanslı yapısı ve konfigürasyon kolaylığı sayesinde NewtonSoft.Json kütüphanesi kullanılmıştır.</text:span></text:p>
      <text:h text:style-name="Heading_20_3" text:outline-level="3">Novell.Directory.Ldap.NETStandard:</text:h>
      <text:p text:style-name="Text_20_body"><text:tab/><text:span text:style-name="T9">LDAP entegrasyonunu sağlamak adına kullanım sıklığı ve dökümantasyon desteği metrikleri gözetilerek Novell.Directory.Ldap.NETStandard kütüphanesi kullanılmıştır.</text:span></text:p>
      <text:h text:style-name="Heading_20_3" text:outline-level="3"><text:soft-page-break/>StackExchange.Redis:</text:h>
      <text:p text:style-name="Text_20_body"><text:tab/><text:span text:style-name="T9">Redis entegrasyonunu yönetmek adına performans, kullanım sıklığı, dökümantasyon desteği ve kullanım kolaylığı metrikleri gözetilerek StackExchange.Redis kütüphanesi kullanılmıştır.</text:span></text:p>
      <text:h text:style-name="Heading_20_3" text:outline-level="3">Swashbuckle.AspNetCore</text:h>
      <text:p text:style-name="Text_20_body"><text:tab/>OpenAPI dökümantasyonlarının otomatik üretimi ve doğrudan önyüzden sunulmasının sağlanması adına bir ürün kullanımına karar verilmiştir. Özellik zenginliği, kullanım kolaylığı, dökümantasyon desteği ve kullanım sıklığı metrikleri gözetilerek Swashbuckle.AspNetCore kütüphanesi seçilmişti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Segoe UI" svg:font-family="'Segoe UI'"/>
    <style:font-face style:name="apple-system" svg:font-family="apple-system, BlinkMacSystemFont, 'Segoe UI', Helvetica, Arial, sans-serif, 'Apple Color Emoji', 'Segoe UI Emoj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1-08-05T16:46:38.599000000</dc:date>
    <meta:editing-duration>PT29M14S</meta:editing-duration>
    <meta:editing-cycles>3</meta:editing-cycles>
    <meta:document-statistic meta:table-count="0" meta:image-count="0" meta:object-count="0" meta:page-count="4" meta:paragraph-count="41" meta:word-count="830" meta:character-count="7253" meta:non-whitespace-character-count="6446"/>
  </office:meta>
</office:document-meta>
</file>